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list-style-name="L1"/>
    <style:style style:name="P2" style:family="paragraph" style:parent-style-name="Standard" style:list-style-name="L1">
      <style:text-properties style:font-name="Liberation Sans" officeooo:paragraph-rsid="0019c229"/>
    </style:style>
    <style:style style:name="P3" style:family="paragraph" style:parent-style-name="Standard" style:list-style-name="L1">
      <style:text-properties style:font-name="Liberation Mono" officeooo:paragraph-rsid="0019c229"/>
    </style:style>
    <style:style style:name="P4" style:family="paragraph" style:parent-style-name="Standard">
      <style:text-properties style:font-name="Liberation Sans" officeooo:paragraph-rsid="0019c229"/>
    </style:style>
    <style:style style:name="T1" style:family="text">
      <style:text-properties style:font-name="Liberation Mono"/>
    </style:style>
    <style:style style:name="T2" style:family="text">
      <style:text-properties officeooo:rsid="0019c22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Callibration of the PH-Sensor</text:p>
          <text:p text:style-name="P2"/>
        </text:list-header>
        <text:list-item>
          <text:p text:style-name="P2">Replace the two files PH4502C.[cpp|h] in your projects with the current ones in my Github repository (<text:a xlink:type="simple" xlink:href="https://github.com/PCo-IoT-2024/platform.io/tree/main/LoRaWAN-HelloWorld-radiolib/src" text:style-name="Internet_20_link" text:visited-style-name="Visited_20_Internet_20_Link">https://github.com/PCo-IoT-2024/platform.io/tree/main/LoRaWAN-HelloWorld-radiolib/src</text:a>).</text:p>
          <text:p text:style-name="P2"/>
        </text:list-item>
        <text:list-item>
          <text:p text:style-name="P2">The <text:span text:style-name="T1">setup()</text:span> method of this class no longer requires an argument. Remove the argument in EnvironmentalMonitor.cpp.<text:line-break/></text:p>
          <text:p text:style-name="P2">Excerpt from EnvironmentalMonitor.cpp:</text:p>
          <text:p text:style-name="P2">------------------------------------------</text:p>
          <text:p text:style-name="P3">case 2:</text:p>
          <text:list>
            <text:list-header>
              <text:p text:style-name="P3">// PH-value</text:p>
              <text:p text:style-name="P3">ph4502c.setup();</text:p>
              <text:p text:style-name="P3">uplinkPayload = std::to_string(ph4502c.getPHLevel());</text:p>
              <text:p text:style-name="P3">fPort = currentSensor + 1;</text:p>
              <text:p text:style-name="P3">break;</text:p>
            </text:list-header>
          </text:list>
          <text:p text:style-name="P2">----------------------------------------</text:p>
          <text:p text:style-name="P2"/>
        </text:list-item>
        <text:list-item>
          <text:p text:style-name="P2">Determine the raw analog-digital converter <text:span text:style-name="T2">(ADC) </text:span>values ​​of the sensor for the PH values ​​4, 7 and 10. You can use a very simple Arduino sketch (<text:a xlink:type="simple" xlink:href="https://app.arduino.cc/sketches/ce000b8b-fece-46ed-b5cc-3231c651e4ed?view-mode=preview" text:style-name="Internet_20_link" text:visited-style-name="Visited_20_Internet_20_Link">https://app.arduino.cc/sketches/ce000b8b-fece-46ed-b5cc-3231c651e4ed?view-mode=preview</text:a>) for this. Compile this sketch for the board type "ESP32 Dev Module" in the Arduino IDE and upload it to your ESP. You can then read the ADC values ​​using the serial monitor (baud rate 119200).</text:p>
          <text:p text:style-name="P2"/>
        </text:list-item>
        <text:list-item>
          <text:p text:style-name="P2">Use the <text:span text:style-name="T2">hints</text:span> at <text:a xlink:type="simple" xlink:href="https://cwc.com.au/news-events/which-ph-buffer-solution-should-i-use-first-when-calibrating/" text:style-name="Internet_20_link" text:visited-style-name="Visited_20_Internet_20_Link">https://cwc.com.au/news-events/which-ph-buffer-solution-should-i-use-first-when-calibrating/</text:a>.<text:line-break/>I used the sensor's protective cap as a <text:span text:style-name="T2">vessel</text:span> for the buffer liquids. After cleaning, fill it about halfway with the buffer liquids one after the other and screw it onto the sensor. You can now read the ADC values ​​using the serial monitor. Give the sensor 10 to 15 minutes for each liquid so that the value can stabilize. Nevertheless, the value will still fluctuate slightly. Estimate the average value and note it down for PH4, PH7 and PH10. ATTENTION: Start with the PH7 reference and set the potentiometer that is close to the BNC connector to a value around 2048 (center value). It is not very important to hit this value exactly. But 2200 is too high and 1900 is too small. Then use the other two PH references PH4 and PH10 and determine their values ​​as described before.</text:p>
          <text:p text:style-name="P2"/>
        </text:list-item>
        <text:list-item>
          <text:p text:style-name="P2">After you have determined the ADC values ​​for the three references, you have to make them known in the "platformio.ini" file. You can use the file in my repository as a template. Finally, three additional macros PH4_ADC_VALUE, PH7_ADC_VALUE and PH10_ADC_VALUE have to be defined as shown <text:span text:style-name="T2">below</text:span>. Your values ​​will obviously be different.<text:line-break/></text:p>
          <text:p text:style-name="P2">Excerpt from platformio.ini:</text:p>
          <text:p text:style-name="P2">-------------------------------------------</text:p>
          <text:p text:style-name="P3">; PH value</text:p>
          <text:p text:style-name="P3">[ph]</text:p>
          <text:p text:style-name="P3"><text:soft-page-break/>build_flags =</text:p>
          <text:list>
            <text:list-header>
              <text:p text:style-name="P3">-D PH4502C_PH_PIN=34</text:p>
              <text:p text:style-name="P3">-D PH4502C_TEMPERATURE_PIN=35</text:p>
              <text:p text:style-name="P3">-D PH4_ADC_VALUE=2503</text:p>
              <text:p text:style-name="P3">-D PH7_ADC_VALUE=2080</text:p>
              <text:p text:style-name="P3">-D PH10_ADC_VALUE=1615</text:p>
            </text:list-header>
          </text:list>
          <text:p text:style-name="P2">-------------------------------------------</text:p>
          <text:p text:style-name="P2"/>
        </text:list-item>
        <text:list-item>
          <text:p text:style-name="P2">After you have added these macros, you can translate the code and upload it to the ESP.</text:p>
          <text:p text:style-name="P2"/>
        </text:list-item>
        <text:list-item>
          <text:p text:style-name="P2">Now the PH values ​​should arrive correctly in The Things Network. You can check this again with the buffer liquids, vinegar, soapy water, shower gel, etc. Look on google for the approximate PH value of these different liquids.</text:p>
        </text:list-item>
      </text:list>
      <text:p text:style-name="P4"/>
      <text:p text:style-name="P4">Let me know if you have any probl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6:57:07.048410214</meta:creation-date>
    <dc:date>2024-11-21T17:06:52.661866240</dc:date>
    <meta:editing-duration>PT9M45S</meta:editing-duration>
    <meta:editing-cycles>1</meta:editing-cycles>
    <meta:document-statistic meta:table-count="0" meta:image-count="0" meta:object-count="0" meta:page-count="2" meta:paragraph-count="29" meta:word-count="409" meta:character-count="2850" meta:non-whitespace-character-count="2459"/>
    <meta:generator>LibreOffice/24.8.2.1$Linux_X86_64 LibreOffice_project/480$Build-2</meta:generator>
  </office:meta>
</office:document-meta>
</file>